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style:min-row-height="0.2708in"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2292in"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Table3.6" style:family="table-row">
      <style:table-row-properties style:min-row-height="0.2917in" fo:keep-together="auto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P20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style:font-name="Garamond" fo:font-size="6pt" style:font-name-asian="Garamond1" style:font-size-asian="6pt" style:font-name-complex="Garamond1" style:font-size-complex="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<text:s/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9">Sprint No.</text:span></text:p>
          </table:table-cell>
          <table:table-cell table:style-name="Table1.B1" office:value-type="string">
            <text:p text:style-name="P6"><text:span text:style-name="T2">4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9">Project Name</text:span></text:p>
          </table:table-cell>
          <table:table-cell table:style-name="Table1.B1" office:value-type="string">
            <text:p text:style-name="P6"><text:span text:style-name="T2">GetUP</text:span></text:p>
          </table:table-cell>
        </table:table-row>
        <table:table-row table:style-name="Table1.3">
          <table:table-cell table:style-name="Table1.A1" office:value-type="string">
            <text:p text:style-name="P6"><text:span text:style-name="T9">Reviewer’s Name</text:span></text:p>
          </table:table-cell>
          <table:table-cell table:style-name="Table1.B1" office:value-type="string">
            <text:p text:style-name="P6"><text:span text:style-name="T2">Hans Santos</text:span></text:p>
          </table:table-cell>
        </table:table-row>
        <table:table-row table:style-name="Table1.4">
          <table:table-cell table:style-name="Table1.A1" office:value-type="string">
            <text:p text:style-name="P6"><text:span text:style-name="T9">Review Date</text:span></text:p>
          </table:table-cell>
          <table:table-cell table:style-name="Table1.B1" office:value-type="string">
            <text:p text:style-name="P6"><text:span text:style-name="T2">March 13, 2020</text:span></text:p>
          </table:table-cell>
        </table:table-row>
      </table:table>
      <text:p text:style-name="P2"/>
      <text:p text:style-name="P4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4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0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><text:span text:style-name="T3">Code full implementation of </text:span><text:span text:style-name="T4">Delete Review</text:span></text:p>
          </table:table-cell>
          <table:table-cell table:style-name="Table2.A1" office:value-type="string">
            <text:p text:style-name="P8"><text:span text:style-name="T3">✓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4"><text:span text:style-name="T3">Both frontend and backend,</text:span></text:p>
            <text:p text:style-name="P4"><text:span text:style-name="T3">UI - Get review ID and submit to controller</text:span></text:p>
            <text:p text:style-name="P4"><text:span text:style-name="T3">Controller - Delete review with matching ID and return success message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2"/>
          </table:table-cell>
        </table:table-row>
      </table:table>
      <text:p text:style-name="P3"/>
      <text:p text:style-name="Standard"><text:span text:style-name="T3">Tester's Comments:</text:span></text:p>
      <text:p text:style-name="P3"/>
      <text:p text:style-name="P3"/>
      <text:p text:style-name="P3"/>
      <text:p text:style-name="P3"/>
      <text:p text:style-name="P1"><text:soft-page-break/></text:p>
      <text:p text:style-name="P18"><text:span text:style-name="T4">Usability Goals:</text:span></text:p>
      <text:list xml:id="list1814878241" text:style-name="WWNum1">
        <text:list-item>
          <text:p text:style-name="P22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2">Nielsen's Usability Heuristics</text:span></text:p>
          </table:table-cell>
          <table:table-cell table:style-name="Table3.A1" table:number-columns-spanned="5" office:value-type="string">
            <text:p text:style-name="P6"><text:span text:style-name="T12"><text:s/>Strongly <text:s text:c="70"/>Strongly</text:span></text:p>
            <text:p text:style-name="P6"><text:span text:style-name="T12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2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6">
          <table:table-cell table:style-name="Table3.A1" office:value-type="string">
            <text:p text:style-name="P8"><text:span text:style-name="T11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</table:table>
      <text:list xml:id="list34935046011932" text:continue-numbering="true" text:style-name="WWNum1">
        <text:list-item>
          <text:p text:style-name="P20"/>
        </text:list-item>
        <text:list-item>
          <text:p text:style-name="P21"><text:span text:style-name="T3">Reviewer’s Comments:<text:line-break/></text:span></text:p>
        </text:list-item>
      </text:list>
      <text:p text:style-name="Standard"><text:span text:style-name="T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4" style:family="text">
      <style:text-properties style:font-name="Garamond" fo:font-size="6pt" style:font-name-asian="Garamond1" style:font-size-asian="6pt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</text:span><text:span text:style-name="MT4">9-2020</text:span><text:span text:style-name="MT2">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49" meta:word-count="193" meta:character-count="1352" meta:non-whitespace-character-count="1052"/>
    <meta:generator>LibreOfficeDev/6.0.5.2$Linux_X86_64 LibreOffice_project/</meta:generator>
  </office:meta>
</office:document-meta>
</file>